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99ff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4.591cm" svg:height="3.095cm" svg:x="0.2cm" svg:y="0.1cm">
          <draw:text-box>
            <text:p>def use_block1 ( arg1, arg2 )</text:p>
            <text:p><text:s text:c="3"/># process ...</text:p>
            <text:p><text:s text:c="4"/>yield</text:p>
            <text:p>end</text:p>
          </draw:text-box>
        </draw:frame>
        <draw:custom-shape draw:style-name="gr2" draw:text-style-name="P1" xml:id="id1" draw:id="id1" draw:layer="layout" svg:width="1.6cm" svg:height="0.8cm" svg:x="1cm" svg:y="1.6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2" draw:id="id2" draw:layer="layout" svg:width="5.8cm" svg:height="1cm" svg:x="10.2cm" svg:y="1cm">
          <draw:text-box>
            <text:p text:style-name="P2">use immediately</text:p>
          </draw:text-box>
        </draw:frame>
        <draw:frame draw:style-name="gr1" draw:layer="layout" svg:width="14.591cm" svg:height="3.095cm" svg:x="0.201cm" svg:y="3.4cm">
          <draw:text-box>
            <text:p>def use_block2 ( arg1, arg2, &amp;block )</text:p>
            <text:p><text:s text:c="4"/># process ...</text:p>
            <text:p><text:s text:c="4"/>@blk = block</text:p>
            <text:p>end</text:p>
          </draw:text-box>
        </draw:frame>
        <draw:custom-shape draw:style-name="gr2" draw:text-style-name="P1" xml:id="id3" draw:id="id3" draw:layer="layout" svg:width="2.1cm" svg:height="0.8cm" svg:x="8.4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4" draw:id="id4" draw:layer="layout" svg:width="9.2cm" svg:height="1cm" svg:x="6.3cm" svg:y="5.8cm">
          <draw:text-box>
            <text:p text:style-name="P2">converted to proc, receive call</text:p>
          </draw:text-box>
        </draw:frame>
        <draw:custom-shape draw:style-name="gr2" draw:text-style-name="P1" xml:id="id6" draw:id="id6" draw:layer="layout" svg:width="1.6cm" svg:height="0.8cm" svg:x="1.1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cm" svg:height="0.8cm" svg:x="3.3cm" svg:y="4.9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8" draw:id="id8" draw:layer="layout" svg:width="4.5cm" svg:height="1cm" svg:x="11.2cm" svg:y="4.2cm">
          <draw:text-box>
            <text:p text:style-name="P2">last argument</text:p>
          </draw:text-box>
        </draw:frame>
        <draw:frame draw:style-name="gr3" draw:text-style-name="P2" xml:id="id7" draw:id="id7" draw:layer="layout" svg:width="10.7cm" svg:height="1cm" svg:x="2.7cm" svg:y="7cm">
          <draw:text-box>
            <text:p text:style-name="P2">as instance varibale, for later usage</text:p>
          </draw:text-box>
        </draw:frame>
        <draw:connector draw:style-name="gr4" draw:text-style-name="P1" draw:layer="layout" draw:type="curve" svg:x1="2.6cm" svg:y1="2cm" svg:x2="10.2cm" svg:y2="1.5cm" draw:start-shape="id1" draw:start-glue-point="1" draw:end-shape="id2" draw:end-glue-point="3" svg:d="M2600 2000c5701 0 1902-500 7600-500" svg:viewBox="0 0 7601 501">
          <text:p/>
        </draw:connector>
        <draw:connector draw:style-name="gr4" draw:text-style-name="P1" draw:layer="layout" draw:type="curve" svg:x1="9.45cm" svg:y1="4.3cm" svg:x2="10.9cm" svg:y2="5.8cm" draw:start-shape="id3" draw:start-glue-point="2" draw:end-shape="id4" draw:end-glue-point="0" svg:d="M9450 4300c0 1126 1450 377 1450 1500" svg:viewBox="0 0 1451 1501">
          <text:p/>
        </draw:connector>
        <draw:connector draw:style-name="gr4" draw:text-style-name="P1" draw:layer="layout" draw:type="curve" svg:x1="6.3cm" svg:y1="6.3cm" svg:x2="4.9cm" svg:y2="5.3cm" draw:start-shape="id4" draw:start-glue-point="3" draw:end-shape="id5" draw:end-glue-point="1" svg:d="M6300 6300c-1048 0-349-1000-1400-1000" svg:viewBox="0 0 1401 1001">
          <text:p/>
        </draw:connector>
        <draw:connector draw:style-name="gr4" draw:text-style-name="P1" draw:layer="layout" draw:type="curve" svg:x1="1.9cm" svg:y1="5.7cm" svg:x2="2.7cm" svg:y2="7.5cm" draw:start-shape="id6" draw:start-glue-point="2" draw:end-shape="id7" draw:end-glue-point="3" svg:d="M1900 5700c0 1200 266 1800 800 1800" svg:viewBox="0 0 801 1801">
          <text:p/>
        </draw:connector>
        <draw:connector draw:style-name="gr4" draw:text-style-name="P1" draw:layer="layout" draw:type="curve" svg:x1="10.5cm" svg:y1="3.9cm" svg:x2="11.2cm" svg:y2="4.7cm" draw:start-shape="id3" draw:start-glue-point="1" draw:end-shape="id8" draw:end-glue-point="3" svg:d="M10500 3900c526 0 177 800 700 800" svg:viewBox="0 0 7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cm" fo:margin-bottom="0.102cm" fo:margin-left="0.091cm" fo:margin-right="0.102cm" fo:page-width="1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14:40:15.941000000</meta:creation-date>
    <dc:date>2015-04-25T14:53:56.181000000</dc:date>
    <meta:editing-duration>PT2M3S</meta:editing-duration>
    <meta:editing-cycles>4</meta:editing-cycles>
    <meta:generator>LibreOffice/4.2.6.2$Windows_x86 LibreOffice_project/185f2ce4dcc34af9bd97dec29e6d42c39557298f</meta:generator>
    <meta:document-statistic meta:object-count="15"/>
  </office:meta>
</office:document-meta>
</file>